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0.878cm"/>
    </style:style>
    <style:style style:name="co3" style:family="table-column">
      <style:table-column-properties fo:break-before="auto" style:column-width="28.887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Задачи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row table:style-name="ro1">
          <table:table-cell table:style-name="ce1" office:value-type="string">
            <text:p>Номер</text:p>
          </table:table-cell>
          <table:table-cell table:style-name="ce3" office:value-type="string">
            <text:p>Наименование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План в часах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Создание архитектуры хранения данных</text:p>
          </table:table-cell>
          <table:table-cell table:style-name="ce5" office:value-type="string">
            <text:p>- регистр накоплений (оборотный) по фиксированным измерениям+склад "Агрегированные продажи"</text:p>
            <text:p>- документ регистрации продаж по складу году, месяцу, дню (скорее всего лучше использовать дату без времени). Должен быть вызов функциональности по </text:p>
            <text:p>пересчету данных из продаж по периоду документа и складу (на случай отмены ручных корректировок, т.к. корректировки отдельно не хранятся, а </text:p>
            <text:p>фиксируются в рабочих данных). Сама функциональность пересчета должна быть в обработке агрегации продаж. В документе должны храниться </text:p>
            <text:p>Агрегированные данные, и они же должны устанавливаться в регистр при проведении. (На случай будущих корректировок можно будет анализировать текущие данные)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string">
            <text:p>Хранение настроек планирования продаж</text:p>
          </table:table-cell>
          <table:table-cell table:style-name="ce6" office:value-type="string">
            <text:p>Организация хранения настроек начала/окончания планового года по месяцам. Функциональность по контролю и получению периодов по входящему параметру год. </text:p>
            <text:p>Настройка установки начала/конца месяца года должна быть задаваемой пользователем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string">
            <text:p>Обработка агрегации продаж. Интерфейс</text:p>
          </table:table-cell>
          <table:table-cell table:style-name="ce5" office:value-type="string">
            <text:p><text:s/>Интерфейс: Выбор периода (месяц и/или год), склада. Запуск обработки должен сопровождаться контролем обработанных данных, и подготавливать </text:p>
            <text:p>Периоды по складам к агрегации.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Обработка агрегации продаж. Агрегирование</text:p>
          </table:table-cell>
          <table:table-cell table:style-name="ce5" office:value-type="string">
            <text:p>Агрегирование данных продаж по фиксированной структуре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string">
            <text:p>Обработка агрегации продаж. Регистрация</text:p>
          </table:table-cell>
          <table:table-cell table:style-name="ce5" office:value-type="string">
            <text:p>Регистрация полученных данных в документах. Регистрация должна проходить порциями, каждый документ в одной транзакции. При наличии зарегистрированного</text:p>
            <text:p>документа предусмотреть флаг перезаписи документа, если флага нет, то и перерегистрации (перезаписи) документа не требуется.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office:value-type="string">
            <text:p>Регистрация весов дней планируемых периодов</text:p>
          </table:table-cell>
          <table:table-cell table:style-name="ce5" office:value-type="string">
            <text:p>Требуется организовать функциональность по чтению данных из excel и хранению данных по весам дней планируемого периода. В excel 2-е колонки:</text:p>
            <text:p>Период и процент. Данные хранить в регистре сведений.</text:p>
          </table:table-cell>
          <table:table-cell table:style-name="ce1" office:value-type="float" office:value="6">
            <text:p>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3" office:value-type="string">
            <text:p>Создание отчета плана продаж. Основа</text:p>
          </table:table-cell>
          <table:table-cell table:style-name="ce5" office:value-type="string">
            <text:p>Формирование запроса, параметров и вывод данных в СКД измерения: </text:p>
            <text:p>Категория; Сезон; Пол; Магазин; Номенклатура; Акция/не акция; Бренд; Св-во 0106 (свое пр-во, комиссия, закупка у рос. поставщика, импорт)</text:p>
            <text:p>Ресурс: сумма продаж по измерениям</text:p>
            <text:p>Обязательный отбор по текущему году. Остальные отборы и группировки должны быть доступны, т. к. должно быть реализовано через СКД.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office:value-type="string">
            <text:p>Создание отчета плана продаж. Проценты</text:p>
          </table:table-cell>
          <table:table-cell table:style-name="ce5" office:value-type="string">
            <text:p>Формирование пользовательских параметров: % Оптимистичный, % Пессимистичный Вывод дополнительных ресурсов в отчет с перемножением ресурса по продажам</text:p>
            <text:p><text:s/>на пользовательские параметры в процентах</text:p>
          </table:table-cell>
          <table:table-cell table:style-name="ce1" office:value-type="float" office:value="4">
            <text:p>4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>
            <text:p>Создание отчета плана продаж. Агрегация данных по </text:p>
            <text:p>Дням в колонках</text:p>
          </table:table-cell>
          <table:table-cell table:style-name="ce5" office:value-type="string">
            <text:p>Вывод ресурсов продаж в колонках по дням, т.е дни должны быть в колонках. Оформить настройкой день/месяц</text:p>
          </table:table-cell>
          <table:table-cell table:style-name="ce1" office:value-type="float" office:value="6">
            <text:p>6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3" office:value-type="string">
            <text:p>Создание отчета плана продаж. Агрегация данных по </text:p>
            <text:p>Месяцам в колонках</text:p>
          </table:table-cell>
          <table:table-cell table:style-name="ce5" office:value-type="string">
            <text:p>Вывод ресурсов продаж в колонках по месяцам, т.е дни должны быть в колонках. Оформить настройкой день/месяц</text:p>
          </table:table-cell>
          <table:table-cell table:style-name="ce1" office:value-type="float" office:value="6">
            <text:p>6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string">
            <text:p>Создание отчета плана продаж. Оформление настройки </text:p>
            <text:p>Расчетного сценария</text:p>
          </table:table-cell>
          <table:table-cell table:style-name="ce5" office:value-type="string">
            <text:p>В отчете вывести признак расчетного сценария 2 или 2-3 года. Если добавлен расчетный сценарий, то оптимистичный и пессимистичный показатель не скрывать.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string">
            <text:p>Создание отчета плана продаж. Расчетный сценарий 2 года</text:p>
          </table:table-cell>
          <table:table-cell table:style-name="ce5" office:value-type="string">
            <text:p>Формирование запроса для расчетного сценария по 2-м годам, ориентироваться на функциональность по предыдущим разработкам.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Создание отчета плана продаж. Расчетный сценарий 2-3 года</text:p>
          </table:table-cell>
          <table:table-cell table:style-name="ce5" office:value-type="string">
            <text:p>Формирование запроса для расчетного сценария по 3-м годам, ориентироваться на функциональность по предыдущим разработкам.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3" office:value-type="string">
            <text:p>Создание отчета плана продаж. Расчетный сценарий </text:p>
            <text:p>Отображение динамики</text:p>
          </table:table-cell>
          <table:table-cell table:style-name="ce5" office:value-type="string">
            <text:p>Отображение динамики расчетного сценария</text:p>
          </table:table-cell>
          <table:table-cell table:style-name="ce1" office:value-type="float" office:value="4">
            <text:p>4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string">
            <text:p>Создание отчета плана продаж. </text:p>
            <text:p>Оформление настроек пользователя в форме отчета.</text:p>
          </table:table-cell>
          <table:table-cell table:style-name="ce5" office:value-type="string">
            <text:p>Выбор параметров по измерениям, вид отчета мец/день (в колонках либо месяцы либо дни), период данных с начала планового года (периода в пределах 12 месяцов, </text:p>
            <text:p>1-й месяц — это не январь — а тот, что задан в настройках начала/конец планового года)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Формирование прав доступа</text:p>
          </table:table-cell>
          <table:table-cell table:style-name="ce5" office:value-type="string">
            <text:p>Организация ролей пользователя и администратора функционала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style-name="ce8" table:formula="of:=SUM([.D2:.D17])" office:value-type="float" office:value="100">
            <text:p>100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.02.2017</text:date>, <text:time>10:58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Крупин</meta:initial-creator>
    <meta:creation-date>2017-02-02T09:04:21.11</meta:creation-date>
    <dc:date>2017-02-02T10:58:52.49</dc:date>
    <dc:creator>Евгений Крупин</dc:creator>
    <meta:editing-duration>PT20M8S</meta:editing-duration>
    <meta:editing-cycles>5</meta:editing-cycles>
    <meta:generator>OpenOffice/4.0.1$Win32 OpenOffice.org_project/401m5$Build-9714</meta:generator>
    <meta:document-statistic meta:table-count="1" meta:cell-count="69" meta:object-count="0"/>
  </office:meta>
</office:document-meta>
</file>